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co20" style:family="table-column">
      <style:table-column-properties fo:break-before="auto" style:column-width="0.448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106" style:family="table-cell" style:parent-style-name="Default" style:data-style-name="N1">
      <style:text-properties fo:font-weight="bold" style:font-weight-asian="bold" style:font-weight-complex="bold"/>
    </style:style>
    <style:style style:name="ce107" style:family="table-cell" style:parent-style-name="Default" style:data-style-name="N1">
      <style:text-properties fo:color="#cc3300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7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fo:background-color="#ffff99"/>
      <style:text-properties fo:color="#cc0000"/>
    </style:style>
    <style:style style:name="ce7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81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"/>
    <style:style style:name="ce102" style:family="table-cell" style:parent-style-name="Default" style:data-style-name="N1">
      <style:text-properties fo:color="#cc3300"/>
    </style:style>
    <style:style style:name="ce10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Z" table:style-name="ta1" table:print="false">
        <table:table-column table:style-name="co20" table:default-cell-style-name="ce71"/>
        <table:table-column table:style-name="co2" table:default-cell-style-name="ce73"/>
        <table:table-column table:style-name="co21" table:default-cell-style-name="ce73"/>
        <table:table-column table:style-name="co2" table:default-cell-style-name="ce77"/>
        <table:table-column table:style-name="co2" table:default-cell-style-name="ce78"/>
        <table:table-column table:style-name="co2" table:default-cell-style-name="ce94"/>
        <table:table-column table:style-name="co20" table:default-cell-style-name="ce71"/>
        <table:table-row table:style-name="ro1">
          <table:table-cell office:value-type="string">
            <text:p>CD</text:p>
          </table:table-cell>
          <table:table-cell table:style-name="ce72" office:value-type="string">
            <text:p>Yn Doc</text:p>
          </table:table-cell>
          <table:table-cell table:style-name="ce74" office:value-type="string">
            <text:p>ENG</text:p>
          </table:table-cell>
          <table:table-cell table:style-name="ce76" office:value-type="string">
            <text:p>DIC ENG</text:p>
          </table:table-cell>
          <table:table-cell table:style-name="ce76" office:value-type="string">
            <text:p>EX</text:p>
          </table:table-cell>
          <table:table-cell table:style-name="ce92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5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5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9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9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9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81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105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106" office:value-type="string">
            <text:p>per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106" office:value-type="string">
            <text:p>a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106" office:value-type="string">
            <text:p>nel</text:p>
          </table:table-cell>
          <table:table-cell table:style-name="ce107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7"/>
        <table:table-column table:style-name="co22" table:default-cell-style-name="ce98"/>
        <table:table-column table:style-name="co23" table:default-cell-style-name="ce83"/>
        <table:table-column table:style-name="co24" table:default-cell-style-name="ce85"/>
        <table:table-column table:style-name="co24" table:default-cell-style-name="ce88"/>
        <table:table-column table:style-name="co24" table:default-cell-style-name="ce90"/>
        <table:table-column table:style-name="co24" table:default-cell-style-name="ce101"/>
        <table:table-column table:style-name="co24" table:default-cell-style-name="ce96"/>
        <table:table-column table:style-name="co24" table:default-cell-style-name="ce91"/>
        <table:table-column table:style-name="co24" table:default-cell-style-name="ce102"/>
        <table:table-column table:style-name="co2" table:default-cell-style-name="Default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Germa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Lat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beide</text:p>
          </table:table-cell>
          <table:table-cell office:value-type="string">
            <text:p>ambii</text:p>
          </table:table-cell>
          <table:table-cell office:value-type="string">
            <text:p>ambo</text:p>
          </table:table-cell>
          <table:table-cell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auch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alle</text:p>
          </table:table-cell>
          <table:table-cell office:value-type="string">
            <text:p>toate</text:p>
          </table:table-cell>
          <table:table-cell office:value-type="string">
            <text:p>omni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gerade</text:p>
          </table:table-cell>
          <table:table-cell office:value-type="string">
            <text:p>doar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sic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somit</text:p>
          </table:table-cell>
          <table:table-cell office:value-type="string">
            <text:p>prinurmare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bevor</text:p>
          </table:table-cell>
          <table:table-cell office:value-type="string">
            <text:p>inaintede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auf</text:p>
          </table:table-cell>
          <table:table-cell office:value-type="string">
            <text:p>p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aus</text:p>
          </table:table-cell>
          <table:table-cell office:value-type="string">
            <text:p>depe</text:p>
          </table:table-cell>
          <table:table-cell office:value-type="string">
            <text:p>off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aus</text:p>
          </table:table-cell>
          <table:table-cell office:value-type="string">
            <text:p>afară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nachvorne</text:p>
          </table:table-cell>
          <table:table-cell office:value-type="string">
            <text:p>redirecţiona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RundeKlammern</text:p>
          </table:table-cell>
          <table:table-cell office:value-type="string">
            <text:p>Parantezerotunde</text:p>
          </table:table-cell>
          <table:table-cell office:value-type="string">
            <text:p>perunco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office:value-type="string">
            <text:p>bilion</text:p>
          </table:table-cell>
          <table:table-cell office:value-type="string">
            <text:p>Milliarden</text:p>
          </table:table-cell>
          <table:table-cell table:number-columns-repeated="2" office:value-type="string">
            <text:p>bili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hundert</text:p>
          </table:table-cell>
          <table:table-cell office:value-type="string">
            <text:p>sută</text:p>
          </table:table-cell>
          <table:table-cell office:value-type="string">
            <text:p>ce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gegenüber</text:p>
          </table:table-cell>
          <table:table-cell office:value-type="string">
            <text:p>către</text:p>
          </table:table-cell>
          <table:table-cell office:value-type="string">
            <text:p>versu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ber</text:p>
          </table:table-cell>
          <table:table-cell office:value-type="string">
            <text:p>dar</text:p>
          </table:table-cell>
          <table:table-cell office:value-type="string">
            <text:p>nisi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dann</text:p>
          </table:table-cell>
          <table:table-cell office:value-type="string">
            <text:p>atunci</text:p>
          </table:table-cell>
          <table:table-cell office:value-type="string">
            <text:p>t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ropt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immernoch</text:p>
          </table:table-cell>
          <table:table-cell office:value-type="string">
            <text:p>încă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Das</text:p>
          </table:table-cell>
          <table:table-cell office:value-type="string">
            <text:p>acea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jene</text:p>
          </table:table-cell>
          <table:table-cell office:value-type="string">
            <text:p>acestea</text:p>
          </table:table-cell>
          <table:table-cell office:value-type="string">
            <text:p>il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e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diese</text:p>
          </table:table-cell>
          <table:table-cell office:value-type="string">
            <text:p>aceste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benfalls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für immer</text:p>
          </table:table-cell>
          <table:table-cell office:value-type="string">
            <text:p>pentru totdeauna</text:p>
          </table:table-cell>
          <table:table-cell office:value-type="string">
            <text:p>in perpetu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6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zeichen</text:p>
          </table:table-cell>
          <table:table-cell office:value-type="string">
            <text:p>Semnulplus</text:p>
          </table:table-cell>
          <table:table-cell office:value-type="string">
            <text:p>plussign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Einmal</text:p>
          </table:table-cell>
          <table:table-cell office:value-type="string">
            <text:p>ori</text:p>
          </table:table-cell>
          <table:table-cell office:value-type="string">
            <text:p>iter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zwischen</text:p>
          </table:table-cell>
          <table:table-cell office:value-type="string">
            <text:p>între</text:p>
          </table:table-cell>
          <table:table-cell office:value-type="string">
            <text:p>int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entweder</text:p>
          </table:table-cell>
          <table:table-cell office:value-type="string">
            <text:p>fie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schließlich</text:p>
          </table:table-cell>
          <table:table-cell office:value-type="string">
            <text:p>insfarsit</text:p>
          </table:table-cell>
          <table:table-cell office:value-type="string">
            <text:p>tand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Größeralsunterschreiben</text:p>
          </table:table-cell>
          <table:table-cell office:value-type="string">
            <text:p>Maimaresemnatunci</text:p>
          </table:table-cell>
          <table:table-cell office:value-type="string">
            <text:p>Maiusindiciu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Lasst uns</text:p>
          </table:table-cell>
          <table:table-cell office:value-type="string">
            <text:p>hai</text:p>
          </table:table-cell>
          <table:table-cell office:value-type="string">
            <text:p>sit scriptor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er</text:p>
          </table:table-cell>
          <table:table-cell office:value-type="string">
            <text:p>aici</text:p>
          </table:table-cell>
          <table:table-cell office:value-type="string">
            <text:p>hic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Nieder</text:p>
          </table:table-cell>
          <table:table-cell office:value-type="string">
            <text:p>jos</text:p>
          </table:table-cell>
          <table:table-cell office:value-type="string">
            <text:p>descendi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mit</text:p>
          </table:table-cell>
          <table:table-cell office:value-type="string">
            <text:p>cu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nebena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Eckige Klammern</text:p>
          </table:table-cell>
          <table:table-cell office:value-type="string">
            <text:p>Paranteza patrata</text:p>
          </table:table-cell>
          <table:table-cell office:value-type="string">
            <text:p>o judices terra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vie, ähnlich</text:p>
          </table:table-cell>
          <table:table-cell office:value-type="string">
            <text:p>la fel de</text:p>
          </table:table-cell>
          <table:table-cell office:value-type="string">
            <text:p>sicut, simili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weit</text:p>
          </table:table-cell>
          <table:table-cell office:value-type="string">
            <text:p>departe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Wenigeralsunterschreiben</text:p>
          </table:table-cell>
          <table:table-cell office:value-type="string">
            <text:p>Maipuținsemnează</text:p>
          </table:table-cell>
          <table:table-cell office:value-type="string">
            <text:p>Minussigno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diemeisten</text:p>
          </table:table-cell>
          <table:table-cell office:value-type="string">
            <text:p>celmai</text:p>
          </table:table-cell>
          <table:table-cell office:value-type="string">
            <text:p>maxim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Bindestrich,Minuszeichen</text:p>
          </table:table-cell>
          <table:table-cell office:value-type="string">
            <text:p>Cratimă,semnminus</text:p>
          </table:table-cell>
          <table:table-cell office:value-type="string">
            <text:p>Hyphen,substractionissign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Million</text:p>
          </table:table-cell>
          <table:table-cell office:value-type="string">
            <text:p>milion</text:p>
          </table:table-cell>
          <table:table-cell office:value-type="string">
            <text:p>deciescente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bald</text:p>
          </table:table-cell>
          <table:table-cell office:value-type="string">
            <text:p>curând</text:p>
          </table:table-cell>
          <table:table-cell office:value-type="string">
            <text:p>mo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sehr</text:p>
          </table:table-cell>
          <table:table-cell office:value-type="string">
            <text:p>foarte</text:p>
          </table:table-cell>
          <table:table-cell office:value-type="string">
            <text:p>ips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ine</text:p>
          </table:table-cell>
          <table:table-cell office:value-type="string">
            <text:p>alemele</text:p>
          </table:table-cell>
          <table:table-cell office:value-type="string">
            <text:p>me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Tausende</text:p>
          </table:table-cell>
          <table:table-cell office:value-type="string">
            <text:p>mia</text:p>
          </table:table-cell>
          <table:table-cell office:value-type="string">
            <text:p>mil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nah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nahe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etwa</text:p>
          </table:table-cell>
          <table:table-cell office:value-type="string">
            <text:p>aproapede</text:p>
          </table:table-cell>
          <table:table-cell office:value-type="string">
            <text:p>fe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unser</text:p>
          </table:table-cell>
          <table:table-cell office:value-type="string">
            <text:p>alnostru</text:p>
          </table:table-cell>
          <table:table-cell office:value-type="string">
            <text:p>nostror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neben</text:p>
          </table:table-cell>
          <table:table-cell office:value-type="string">
            <text:p>lângă</text:p>
          </table:table-cell>
          <table:table-cell office:value-type="string">
            <text:p>præter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table:number-columns-repeated="2" office:value-type="string">
            <text:p>non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ie</text:p>
          </table:table-cell>
          <table:table-cell office:value-type="string">
            <text:p>nici odata</text:p>
          </table:table-cell>
          <table:table-cell office:value-type="string">
            <text:p>ne iterum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oben</text:p>
          </table:table-cell>
          <table:table-cell office:value-type="string">
            <text:p>în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vel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srufezeichen</text:p>
          </table:table-cell>
          <table:table-cell office:value-type="string">
            <text:p>Semnulexclamarii</text:p>
          </table:table-cell>
          <table:table-cell office:value-type="string">
            <text:p>auditaquemarc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Komma</text:p>
          </table:table-cell>
          <table:table-cell office:value-type="string">
            <text:p>Virgulă</text:p>
          </table:table-cell>
          <table:table-cell office:value-type="string">
            <text:p>carmi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jeder</text:p>
          </table:table-cell>
          <table:table-cell office:value-type="string">
            <text:p>fiecare</text:p>
          </table:table-cell>
          <table:table-cell office:value-type="string">
            <text:p>om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Punkt,Punkt</text:p>
          </table:table-cell>
          <table:table-cell office:value-type="string">
            <text:p>Punct,oprirecompletă</text:p>
          </table:table-cell>
          <table:table-cell office:value-type="string">
            <text:p>Dot,fullstop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irgendein</text:p>
          </table:table-cell>
          <table:table-cell office:value-type="string">
            <text:p>orice</text:p>
          </table:table-cell>
          <table:table-cell office:value-type="string">
            <text:p>aliqua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sonst</text:p>
          </table:table-cell>
          <table:table-cell office:value-type="string">
            <text:p>altfel</text:p>
          </table:table-cell>
          <table:table-cell office:value-type="string">
            <text:p>al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über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hinter</text:p>
          </table:table-cell>
          <table:table-cell office:value-type="string">
            <text:p>inspate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für</text:p>
          </table:table-cell>
          <table:table-cell office:value-type="string">
            <text:p>pentru</text:p>
          </table:table-cell>
          <table:table-cell office:value-type="string">
            <text:p>na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nach</text:p>
          </table:table-cell>
          <table:table-cell office:value-type="string">
            <text:p>după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Bitte</text:p>
          </table:table-cell>
          <table:table-cell office:value-type="string">
            <text:p>Vărog</text:p>
          </table:table-cell>
          <table:table-cell office:value-type="string">
            <text:p>obsecro,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chrägstrich,Schrägstrichnachvorne</text:p>
          </table:table-cell>
          <table:table-cell office:value-type="string">
            <text:p>Slash,devizaînainte</text:p>
          </table:table-cell>
          <table:table-cell office:value-type="string">
            <text:p>Slash,anteVULN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Raum, Lücke, leer</text:p>
          </table:table-cell>
          <table:table-cell office:value-type="string">
            <text:p>Spațiu, gol, gol</text:p>
          </table:table-cell>
          <table:table-cell office:value-type="string">
            <text:p>Spatium Hiatum vesti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etwas</text:p>
          </table:table-cell>
          <table:table-cell office:value-type="string">
            <text:p>niste</text:p>
          </table:table-cell>
          <table:table-cell office:value-type="string">
            <text:p>aliqui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GeschweifteKlammern</text:p>
          </table:table-cell>
          <table:table-cell office:value-type="string">
            <text:p>Parantezeondulate</text:p>
          </table:table-cell>
          <table:table-cell office:value-type="string">
            <text:p>Salveunc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Sternchen</text:p>
          </table:table-cell>
          <table:table-cell office:value-type="string">
            <text:p>Asterisc</text:p>
          </table:table-cell>
          <table:table-cell office:value-type="string">
            <text:p>Asteriscu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unter</text:p>
          </table:table-cell>
          <table:table-cell table:number-columns-repeated="2" office:value-type="string">
            <text:p>sub</text:p>
          </table:table-cell>
          <table:table-cell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über</text:p>
          </table:table-cell>
          <table:table-cell office:value-type="string">
            <text:p>de,despre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Nachoben</text:p>
          </table:table-cell>
          <table:table-cell office:value-type="string">
            <text:p>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aşade,atâtde</text:p>
          </table:table-cell>
          <table:table-cell office:value-type="string">
            <text:p>cos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oben</text:p>
          </table:table-cell>
          <table:table-cell office:value-type="string">
            <text:p>top</text:p>
          </table:table-cell>
          <table:table-cell office:value-type="string">
            <text:p>summt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zurückzu</text:p>
          </table:table-cell>
          <table:table-cell office:value-type="string">
            <text:p>înapoila</text:p>
          </table:table-cell>
          <table:table-cell office:value-type="string">
            <text:p>utterg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oben</text:p>
          </table:table-cell>
          <table:table-cell office:value-type="string">
            <text:p>deasupra</text:p>
          </table:table-cell>
          <table:table-cell office:value-type="string">
            <text:p>supr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wo</text:p>
          </table:table-cell>
          <table:table-cell office:value-type="string">
            <text:p>unde</text:p>
          </table:table-cell>
          <table:table-cell office:value-type="string">
            <text:p>ubi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manchmal</text:p>
          </table:table-cell>
          <table:table-cell office:value-type="string">
            <text:p>uneori</text:p>
          </table:table-cell>
          <table:table-cell office:value-type="string">
            <text:p>numqu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sogar</text:p>
          </table:table-cell>
          <table:table-cell office:value-type="string">
            <text:p>chiar</text:p>
          </table:table-cell>
          <table:table-cell office:value-type="string">
            <text:p>etia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Fragezeichen</text:p>
          </table:table-cell>
          <table:table-cell office:value-type="string">
            <text:p>Semnulîntrebării</text:p>
          </table:table-cell>
          <table:table-cell office:value-type="string">
            <text:p>quaestiomarc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um</text:p>
          </table:table-cell>
          <table:table-cell office:value-type="string">
            <text:p>înjurul</text:p>
          </table:table-cell>
          <table:table-cell office:value-type="string">
            <text:p>circ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un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einer</text:p>
          </table:table-cell>
          <table:table-cell office:value-type="string">
            <text:p>unu</text:p>
          </table:table-cell>
          <table:table-cell office:value-type="string">
            <text:p>unus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und</text:p>
          </table:table-cell>
          <table:table-cell office:value-type="string">
            <text:p>și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Warum</text:p>
          </table:table-cell>
          <table:table-cell office:value-type="string">
            <text:p>Dece</text:p>
          </table:table-cell>
          <table:table-cell office:value-type="string">
            <text:p>Qua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wann</text:p>
          </table:table-cell>
          <table:table-cell office:value-type="string">
            <text:p>când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departe</text:p>
          </table:table-cell>
          <table:table-cell office:value-type="string">
            <text:p>auferetu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5" office:value-type="string">
            <text:p>weil</text:p>
          </table:table-cell>
          <table:table-cell office:value-type="string">
            <text:p>deoarece</text:p>
          </table:table-cell>
          <table:table-cell table:style-name="ce93" office:value-type="string">
            <text:p>qu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wenn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vo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vor</text:p>
          </table:table-cell>
          <table:table-cell office:value-type="string">
            <text:p>înfața</text:p>
          </table:table-cell>
          <table:table-cell office:value-type="string">
            <text:p>pr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office:value-type="string">
            <text:p>uber</text:p>
          </table:table-cell>
          <table:table-cell office:value-type="string">
            <text:p>prin,via</text:p>
          </table:table-cell>
          <table:table-cell table:style-name="ce103" office:value-type="string">
            <text:p>vi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Dort</text:p>
          </table:table-cell>
          <table:table-cell office:value-type="string">
            <text:p>acolo</text:p>
          </table:table-cell>
          <table:table-cell office:value-type="string">
            <text:p>ib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</text:p>
          </table:table-cell>
          <table:table-cell office:value-type="string">
            <text:p>inca</text:p>
          </table:table-cell>
          <table:table-cell office:value-type="string">
            <text:p>nond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Gleichheitszeichen</text:p>
          </table:table-cell>
          <table:table-cell office:value-type="string">
            <text:p>Semnegal</text:p>
          </table:table-cell>
          <table:table-cell office:value-type="string">
            <text:p>parsign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kolon</text:p>
          </table:table-cell>
          <table:table-cell office:value-type="string">
            <text:p>Punctşivirgulă</text:p>
          </table:table-cell>
          <table:table-cell office:value-type="string">
            <text:p>semicolo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innen</text:p>
          </table:table-cell>
          <table:table-cell office:value-type="string">
            <text:p>înăuntru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soll</text:p>
          </table:table-cell>
          <table:table-cell office:value-type="string">
            <text:p>trebuie</text:p>
          </table:table-cell>
          <table:table-cell office:value-type="string">
            <text:p>eo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as</text:p>
          </table:table-cell>
          <table:table-cell office:value-type="string">
            <text:p>acest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sist</text:p>
          </table:table-cell>
          <table:table-cell office:value-type="string">
            <text:p>este</text:p>
          </table:table-cell>
          <table:table-cell office:value-type="string">
            <text:p>eius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73" office:value-type="string">
            <text:p>axa</text:p>
          </table:table-cell>
          <table:table-cell table:style-name="ce73" office:value-type="string">
            <text:p>correct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sol</text:p>
          </table:table-cell>
          <table:table-cell table:style-name="Default" office:value-type="string">
            <text:p>only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>
            <text:p>german</text:p>
          </table:table-cell>
          <table:table-cell table:style-name="Default"/>
          <table:table-cell table:style-name="Default" office:value-type="string">
            <text:p>yd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jedoch</text:p>
          </table:table-cell>
          <table:table-cell office:value-type="string">
            <text:p>in orice caz</text:p>
          </table:table-cell>
          <table:table-cell office:value-type="string">
            <text:p>autem</text:p>
          </table:table-cell>
          <table:table-cell table:style-name="ce55" table:formula="of:=VLOOKUP([.C118];[W2.C$2:W2.D1623];2;0)" office:value-type="float" office:value="0">
            <text:p>#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syn</text:p>
          </table:table-cell>
          <table:table-cell table:style-name="Default" office:value-type="string">
            <text:p>without</text:p>
          </table:table-cell>
          <table:table-cell table:style-name="Default" table:number-columns-repeated="6"/>
          <table:table-cell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11/25/2019</text:date>, <text:time>05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5T05:52:51.70</dc:date>
    <meta:editing-duration>P21DT8H14M51S</meta:editing-duration>
    <meta:editing-cycles>228</meta:editing-cycles>
    <meta:document-statistic meta:table-count="9" meta:cell-count="2657" meta:object-count="0"/>
  </office:meta>
</office:document-meta>
</file>